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DP Conformance Statement</text:p>
          </table:table-cell>
          <table:table-cell table:number-columns-repeated="2"/>
          <table:table-cell office:value-type="string" calcext:value-type="string">
            <text:p>rev. 16Feb201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 Type</text:p>
          </table:table-cell>
          <table:table-cell/>
          <table:table-cell office:value-type="string" calcext:value-type="string">
            <text:p>PD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Device Profile</text:p>
          </table:table-cell>
          <table:table-cell/>
          <table:table-cell office:value-type="string" calcext:value-type="string">
            <text:p>Peripheral, Reader, Bio Reader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Address setting</text:p>
          </table:table-cell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address style</text:p>
          </table:table-cell>
          <table:table-cell office:value-type="string" calcext:value-type="string">
            <text:p>specified in config file, supports 0x00-0x7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mset not support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tial 0x7F suppor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S-485 Suppor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-wire half duplex RS-485 via RS-485 USB adap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pports 9600-115200 speeds via Linux serial interface, specified in config fi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fault configuration is 9600, address 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ure channe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ot supported as of 1.1 Build 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edential data forma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pports OSDP_RAW. <text:s/>26-bit wiegand is typically delivered as 26 bits, space parity, SIA Wiegand 26-bit format, delivered in the first 26 bi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f a 4-byte message as viewed in network byte order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pports OSDP_RAW messages up to max message size in one message.</text:p>
          </table:table-cell>
          <table:table-cell table:number-columns-repeated="4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1:01:37.928416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17:08.535803361</meta:creation-date>
    <dc:date>2017-02-16T11:56:49.872793442</dc:date>
    <meta:editing-duration>PT42M24S</meta:editing-duration>
    <meta:editing-cycles>3</meta:editing-cycles>
    <meta:generator>LibreOffice/4.3.3.2$Linux_X86_64 LibreOffice_project/430m0$Build-2</meta:generator>
    <meta:document-statistic meta:table-count="1" meta:cell-count="21" meta:object-count="0"/>
  </office:meta>
</office:document-meta>
</file>